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c0c0c0" draw:textarea-horizontal-align="justify" draw:textarea-vertical-align="middle" draw:auto-grow-height="false" fo:min-height="0.782cm" fo:min-width="1.19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0c0c0" draw:textarea-horizontal-align="justify" draw:textarea-vertical-align="middle" draw:auto-grow-height="false" fo:min-height="0.041cm" fo:min-width="5.29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599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0c0c0" draw:textarea-horizontal-align="justify" draw:textarea-vertical-align="middle" draw:auto-grow-height="false" fo:min-height="2.911cm" fo:min-width="4.911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fill-color="#c0c0c0" draw:textarea-horizontal-align="justify" draw:textarea-vertical-align="middle" draw:auto-grow-height="false" fo:min-height="2.354cm" fo:min-width="4.27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c0c0c0" draw:textarea-horizontal-align="justify" draw:textarea-vertical-align="middle" draw:auto-grow-height="false" fo:min-height="2.859cm" fo:min-width="4.859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0c0c0" draw:textarea-horizontal-align="justify" draw:textarea-vertical-align="middle" draw:auto-grow-height="false" fo:min-height="1.857cm" fo:min-width="3.746cm" fo:padding-top="0.151cm" fo:padding-bottom="0.151cm" fo:padding-left="0.276cm" fo:padding-right="0.276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693cm" svg:height="1.032cm" svg:x="16.02cm" svg:y="8.4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94cm" svg:height="0.291cm" svg:x="17.719cm" svg:y="8.82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895cm" svg:y1="9.671cm" svg:x2="22.44cm" svg:y2="9.671cm">
          <text:p/>
        </draw:line>
        <draw:line draw:style-name="gr4" draw:text-style-name="P3" draw:layer="layout" svg:x1="2.254cm" svg:y1="8.983cm" svg:x2="2.254cm" svg:y2="16.973cm">
          <text:p/>
        </draw:line>
        <draw:line draw:style-name="gr5" draw:text-style-name="P3" draw:layer="layout" svg:x1="3.611cm" svg:y1="6.722cm" svg:x2="9.948cm" svg:y2="6.694cm">
          <text:p/>
        </draw:line>
        <draw:line draw:style-name="gr5" draw:text-style-name="P3" draw:layer="layout" svg:x1="4.076cm" svg:y1="5.24cm" svg:x2="10.405cm" svg:y2="5.22cm">
          <text:p/>
        </draw:line>
        <draw:line draw:style-name="gr5" draw:text-style-name="P3" draw:layer="layout" svg:x1="5.935cm" svg:y1="1.976cm" svg:x2="12.572cm" svg:y2="1.946cm">
          <text:p/>
        </draw:line>
        <draw:line draw:style-name="gr5" draw:text-style-name="P3" draw:layer="layout" svg:x1="7.902cm" svg:y1="3.502cm" svg:x2="16.881cm" svg:y2="3.507cm">
          <text:p/>
        </draw:line>
        <draw:frame draw:style-name="gr6" draw:text-style-name="P4" draw:layer="layout" svg:width="3.673cm" svg:height="1.276cm" svg:x="1.058cm" svg:y="7.868cm">
          <draw:text-box>
            <text:p><text:span text:style-name="T1">cylinder</text:span></text:p>
          </draw:text-box>
        </draw:frame>
        <draw:frame draw:style-name="gr7" draw:text-style-name="P5" draw:layer="layout" svg:width="2.847cm" svg:height="1.276cm" svg:x="1.165cm" svg:y="6.109cm">
          <draw:text-box>
            <text:p><text:span text:style-name="T1">track</text:span></text:p>
          </draw:text-box>
        </draw:frame>
        <draw:frame draw:style-name="gr8" draw:text-style-name="P5" draw:layer="layout" svg:width="3.008cm" svg:height="1.276cm" svg:x="1.182cm" svg:y="4.474cm">
          <draw:text-box>
            <text:p><text:span text:style-name="T1">sector</text:span></text:p>
          </draw:text-box>
        </draw:frame>
        <draw:frame draw:style-name="gr9" draw:text-style-name="P5" draw:layer="layout" svg:width="7.25cm" svg:height="1.276cm" svg:x="1.174cm" svg:y="2.872cm">
          <draw:text-box>
            <text:p><text:span text:style-name="T1">read-write head</text:span></text:p>
          </draw:text-box>
        </draw:frame>
        <draw:frame draw:style-name="gr10" draw:text-style-name="P5" draw:layer="layout" svg:width="5.099cm" svg:height="1.276cm" svg:x="1.181cm" svg:y="1.314cm">
          <draw:text-box>
            <text:p><text:span text:style-name="T1">disk platter</text:span></text:p>
          </draw:text-box>
        </draw:frame>
        <draw:line draw:style-name="gr4" draw:text-style-name="P3" draw:layer="layout" svg:x1="12.568cm" svg:y1="1.972cm" svg:x2="12.607cm" svg:y2="9.066cm">
          <text:p/>
        </draw:line>
        <draw:line draw:style-name="gr4" draw:text-style-name="P3" draw:layer="layout" svg:x1="16.846cm" svg:y1="3.495cm" svg:x2="16.925cm" svg:y2="8.401cm">
          <text:p/>
        </draw:line>
        <draw:custom-shape draw:style-name="gr11" draw:text-style-name="P1" draw:layer="layout" svg:width="7.651cm" svg:height="4.469cm" svg:x="8.733cm" svg:y="11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6.829cm" svg:height="3.754cm" svg:x="9.134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7.651cm" svg:height="4.469cm" svg:x="8.80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6.829cm" svg:height="3.754cm" svg:x="9.24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7.651cm" svg:height="4.469cm" svg:x="8.841cm" svg:y="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6.829cm" svg:height="3.754cm" svg:x="9.277cm" svg:y="9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913cm" svg:y1="6.707cm" svg:x2="10.02cm" svg:y2="9.962cm">
          <text:p/>
        </draw:line>
        <draw:custom-shape draw:style-name="gr14" draw:text-style-name="P1" draw:layer="layout" svg:width="6.076cm" svg:height="3.051cm" svg:x="9.677cm" svg:y="9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393cm" svg:y1="5.253cm" svg:x2="10.478cm" svg:y2="11.933cm">
          <text:p/>
        </draw:line>
        <draw:line draw:style-name="gr5" draw:text-style-name="P3" draw:layer="layout" svg:x1="9.314cm" svg:y1="10.821cm" svg:x2="12.897cm" svg:y2="10.868cm">
          <text:p/>
        </draw:line>
        <draw:line draw:style-name="gr5" draw:text-style-name="P3" draw:layer="layout" svg:x1="12.886cm" svg:y1="10.856cm" svg:x2="12.863cm" svg:y2="13.579cm">
          <text:p/>
        </draw:line>
        <draw:line draw:style-name="gr5" draw:text-style-name="P3" draw:layer="layout" svg:x1="8.915cm" svg:y1="11.764cm" svg:x2="12.836cm" svg:y2="10.874cm">
          <text:p/>
        </draw:line>
        <draw:line draw:style-name="gr5" draw:text-style-name="P3" draw:layer="layout" svg:x1="11.188cm" svg:y1="13.421cm" svg:x2="12.869cm" svg:y2="10.88cm">
          <text:p/>
        </draw:line>
        <draw:line draw:style-name="gr4" draw:text-style-name="P3" draw:layer="layout" svg:x1="2.299cm" svg:y1="12.846cm" svg:x2="9.31cm" svg:y2="12.793cm">
          <text:p/>
        </draw:line>
        <draw:line draw:style-name="gr4" draw:text-style-name="P3" draw:layer="layout" svg:x1="2.352cm" svg:y1="14.989cm" svg:x2="9.496cm" svg:y2="14.91cm">
          <text:p/>
        </draw:line>
        <draw:line draw:style-name="gr4" draw:text-style-name="P3" draw:layer="layout" svg:x1="2.326cm" svg:y1="10.877cm" svg:x2="9.337cm" svg:y2="10.824cm">
          <text:p/>
        </draw:line>
        <draw:line draw:style-name="gr5" draw:text-style-name="P3" draw:layer="layout" svg:x1="9.967cm" svg:y1="12.956cm" svg:x2="12.832cm" svg:y2="10.9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9T20:39:45.774000000</dc:date>
    <meta:editing-duration>PT21M14S</meta:editing-duration>
    <meta:editing-cycles>5</meta:editing-cycles>
    <meta:generator>LibreOffice/5.4.2.2$Windows_X86_64 LibreOffice_project/22b09f6418e8c2d508a9eaf86b2399209b0990f4</meta:generator>
    <meta:document-statistic meta:object-count="32"/>
  </office:meta>
</office:document-meta>
</file>